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220000028A47DBA0F900B077F7.png" manifest:media-type="image/png"/>
  <manifest:file-entry manifest:full-path="Pictures/10000200000001170000010C7CED18B65052CC3C.png" manifest:media-type="image/png"/>
  <manifest:file-entry manifest:full-path="Pictures/10000201000000A3000000F44D54C0401AB62DDF.png" manifest:media-type="image/png"/>
  <manifest:file-entry manifest:full-path="Pictures/10000000000002EE00000270E35F8688B760013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ff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0068ff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eeeeee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00a933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ffff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212cm" svg:stroke-color="#666666" draw:marker-start="" draw:marker-start-width="0.621cm" draw:marker-end="" draw:marker-end-width="0.621cm" draw:fill="solid" draw:textarea-vertical-align="middle" fo:padding-top="0.23cm" fo:padding-bottom="0.23cm" fo:padding-left="0.355cm" fo:padding-right="0.355cm"/>
    </style:style>
    <style:style style:name="gr10" style:family="graphic" style:parent-style-name="objectwithoutfill">
      <style:graphic-properties svg:stroke-width="0.102cm" svg:stroke-color="#b85c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svg:stroke-color="#bc00ff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999999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ff860d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svg:stroke-color="#b2b2b2" draw:fill-color="#eeeeee" draw:textarea-horizontal-align="justify" draw:textarea-vertical-align="middle" draw:auto-grow-height="false" fo:min-height="0.582cm" fo:min-width="0cm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.232cm"/>
    </style:style>
    <style:style style:name="gr17" style:family="graphic" style:parent-style-name="standard">
      <style:graphic-properties svg:stroke-width="0.018cm" svg:stroke-color="#666666" draw:marker-start-width="0.23cm" draw:marker-end-width="0.23cm" draw:fill-color="#eeeee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8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.3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2" style:family="graphic" style:parent-style-name="objectwithoutfill">
      <style:graphic-properties svg:stroke-width="0.102cm" svg:stroke-color="#000000" draw:marker-start-width="0.352cm" draw:marker-end-width="0.352cm" draw:fill="solid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02cm" svg:stroke-color="#ff0000" draw:marker-start-width="0.352cm" draw:marker-end-width="0.352cm" draw:fill="solid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02cm" svg:stroke-color="#0068ff" draw:marker-start-width="0.352cm" draw:marker-end-width="0.352cm" draw:fill="solid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02cm" svg:stroke-color="#ffff00" draw:marker-start-width="0.352cm" draw:marker-end-width="0.352cm" draw:fill="solid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02cm" svg:stroke-color="#00a933" draw:marker-start-width="0.352cm" draw:marker-end-width="0.352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62cm" svg:height="5.626cm" svg:x="10.748cm" svg:y="14.97cm">
          <draw:image xlink:href="Pictures/10000000000002EE00000270E35F8688B760013E.jpg" xlink:type="simple" xlink:show="embed" xlink:actuate="onLoad" loext:mime-type="image/jpeg">
            <text:p/>
          </draw:image>
        </draw:frame>
        <draw:connector draw:style-name="gr2" draw:text-style-name="P2" draw:layer="layout" svg:x1="8.782cm" svg:y1="10.909cm" svg:x2="4.168cm" svg:y2="11.794cm" svg:d="M8782 10909h-2307v885h-2307" svg:viewBox="0 0 4615 886">
          <text:p/>
        </draw:connector>
        <draw:frame draw:style-name="gr3" draw:text-style-name="P3" draw:layer="layout" svg:width="5.939cm" svg:height="8.89cm" draw:transform="rotate (-3.14159265358979) translate (25.865cm 16.154cm)">
          <draw:image xlink:href="Pictures/10000201000000A3000000F44D54C0401AB62DDF.png" xlink:type="simple" xlink:show="embed" xlink:actuate="onLoad" loext:mime-type="image/png">
            <text:p/>
          </draw:image>
        </draw:frame>
        <draw:frame draw:style-name="gr3" draw:text-style-name="P3" draw:layer="layout" svg:width="3.702cm" svg:height="3.556cm" svg:x="8.62cm" svg:y="8.888cm">
          <draw:image xlink:href="Pictures/10000200000001170000010C7CED18B65052CC3C.png" xlink:type="simple" xlink:show="embed" xlink:actuate="onLoad" loext:mime-type="image/png">
            <text:p/>
          </draw:image>
        </draw:frame>
        <draw:frame draw:style-name="gr3" draw:text-style-name="P3" xml:id="id4" draw:id="id4" draw:layer="layout" svg:width="2.159cm" svg:height="4.84cm" draw:transform="rotate (1.5707963267949) translate (10.003cm 7.731cm)">
          <draw:image xlink:href="Pictures/10000200000001220000028A47DBA0F900B077F7.png" xlink:type="simple" xlink:show="embed" xlink:actuate="onLoad" loext:mime-type="image/png">
            <text:p/>
          </draw:image>
        </draw:frame>
        <draw:connector draw:style-name="gr4" draw:text-style-name="P2" draw:layer="layout" draw:line-skew="0.824cm" svg:x1="9.428cm" svg:y1="5.093cm" svg:x2="4.175cm" svg:y2="12.063cm" draw:start-shape="id1" draw:start-glue-point="2" svg:d="M9428 5093h-2078v6970h-3175" svg:viewBox="0 0 5254 6971">
          <text:p/>
        </draw:connector>
        <draw:connector draw:style-name="gr5" draw:text-style-name="P2" draw:layer="layout" draw:line-skew="0.363cm" svg:x1="8.782cm" svg:y1="11.354cm" svg:x2="4.175cm" svg:y2="12.444cm" svg:d="M8782 11354h-1940v1090h-2667" svg:viewBox="0 0 4608 1091">
          <text:p/>
        </draw:connector>
        <draw:connector draw:style-name="gr6" draw:text-style-name="P2" draw:layer="layout" svg:x1="11.601cm" svg:y1="8.303cm" svg:x2="4.183cm" svg:y2="11.928cm" svg:d="M11601 8303h-3709v3625h-3709" svg:viewBox="0 0 7419 3626">
          <text:p/>
        </draw:connector>
        <draw:connector draw:style-name="gr7" draw:text-style-name="P2" draw:layer="layout" draw:line-skew="0.137cm" svg:x1="11.309cm" svg:y1="7.976cm" svg:x2="4.175cm" svg:y2="12.3cm" draw:start-shape="id2" draw:start-glue-point="2" svg:d="M11309 7976h-3705v4324h-3429" svg:viewBox="0 0 7135 4325">
          <text:p/>
        </draw:connector>
        <draw:connector draw:style-name="gr8" draw:text-style-name="P2" draw:layer="layout" draw:line-skew="0.105cm" svg:x1="11.839cm" svg:y1="8.508cm" svg:x2="4.175cm" svg:y2="12.173cm" svg:d="M11839 8508h-3727v3665h-3937" svg:viewBox="0 0 7665 3666">
          <text:p/>
        </draw:connector>
        <draw:connector draw:style-name="gr2" draw:text-style-name="P2" draw:layer="layout" draw:line-skew="2.764cm" svg:x1="9.554cm" svg:y1="12.33cm" svg:x2="3.936cm" svg:y2="16.599cm" svg:d="M9554 12330h-45v4269h-5573" svg:viewBox="0 0 5619 4270">
          <text:p/>
        </draw:connector>
        <draw:connector draw:style-name="gr2" draw:text-style-name="P2" draw:layer="layout" svg:x1="22.516cm" svg:y1="17.754cm" svg:x2="16.748cm" svg:y2="16.523cm" svg:d="M22516 17754h-2884v-1231h-2884" svg:viewBox="0 0 5769 1232">
          <text:p/>
        </draw:connector>
        <draw:connector draw:style-name="gr7" draw:text-style-name="P2" draw:layer="layout" svg:x1="22.516cm" svg:y1="17.926cm" svg:x2="16.748cm" svg:y2="18.895cm" svg:d="M22516 17926h-2884v969h-2884" svg:viewBox="0 0 5769 970">
          <text:p/>
        </draw:connector>
        <draw:connector draw:style-name="gr2" draw:text-style-name="P2" draw:layer="layout" svg:x1="12.163cm" svg:y1="10.913cm" svg:x2="16.777cm" svg:y2="11.798cm" svg:d="M12163 10913h2307v885h2307" svg:viewBox="0 0 4615 886">
          <text:p/>
        </draw:connector>
        <draw:connector draw:style-name="gr4" draw:text-style-name="P2" xml:id="id1" draw:id="id1" draw:layer="layout" draw:line-skew="2.125cm" svg:x1="9.428cm" svg:y1="5.093cm" svg:x2="16.77cm" svg:y2="12.067cm" svg:d="M9428 5093h5796v6974h1546" svg:viewBox="0 0 7343 6975">
          <text:p/>
        </draw:connector>
        <draw:connector draw:style-name="gr5" draw:text-style-name="P2" draw:layer="layout" draw:line-skew="-0.386cm" svg:x1="12.163cm" svg:y1="11.358cm" svg:x2="16.77cm" svg:y2="12.448cm" svg:d="M12163 11358h1918v1090h2689" svg:viewBox="0 0 4608 1091">
          <text:p/>
        </draw:connector>
        <draw:connector draw:style-name="gr8" draw:text-style-name="P2" draw:layer="layout" draw:line-skew="-0.764cm" svg:x1="15.678cm" svg:y1="4.877cm" svg:x2="16.762cm" svg:y2="11.932cm" draw:start-shape="id3" draw:start-glue-point="2" svg:d="M15678 4877h54v7055h1030" svg:viewBox="0 0 1085 7056">
          <text:p/>
        </draw:connector>
        <draw:connector draw:style-name="gr7" draw:text-style-name="P2" xml:id="id2" draw:id="id2" draw:layer="layout" draw:line-skew="0.93cm" svg:x1="11.309cm" svg:y1="7.976cm" svg:x2="16.77cm" svg:y2="12.304cm" svg:d="M11309 7976h3661v4328h1800" svg:viewBox="0 0 5462 4329">
          <text:p/>
        </draw:connector>
        <draw:connector draw:style-name="gr6" draw:text-style-name="P2" draw:layer="layout" draw:line-skew="3.832cm" svg:x1="15.45cm" svg:y1="4.51cm" svg:x2="16.77cm" svg:y2="12.177cm" svg:d="M15450 4510v7666h1320v1" svg:viewBox="0 0 1321 7668">
          <text:p/>
        </draw:connector>
        <draw:connector draw:style-name="gr9" draw:text-style-name="P2" draw:layer="layout" draw:line-skew="3.917cm" svg:x1="14.843cm" svg:y1="6.652cm" svg:x2="23.005cm" svg:y2="7.093cm" draw:start-shape="id4" draw:start-glue-point="2" svg:d="M14843 6652h8248v441h-86" svg:viewBox="0 0 8249 442">
          <text:p/>
        </draw:connector>
        <draw:connector draw:style-name="gr10" draw:text-style-name="P2" draw:layer="layout" draw:line-skew="3.217cm" svg:x1="13.682cm" svg:y1="7.658cm" svg:x2="10.81cm" svg:y2="12.292cm" svg:d="M13682 7658v5534h-2872v-900" svg:viewBox="0 0 2873 5535">
          <text:p/>
        </draw:connector>
        <draw:connector draw:style-name="gr11" draw:text-style-name="P2" draw:layer="layout" draw:line-skew="2.714cm" svg:x1="12.648cm" svg:y1="7.651cm" svg:x2="10.977cm" svg:y2="12.288cm" svg:d="M12648 7651v5033h-1671v-396" svg:viewBox="0 0 1672 5034">
          <text:p/>
        </draw:connector>
        <draw:connector draw:style-name="gr12" draw:text-style-name="P2" draw:layer="layout" draw:line-skew="2.967cm" svg:x1="13.444cm" svg:y1="7.661cm" svg:x2="11.208cm" svg:y2="12.281cm" svg:d="M13444 7661v5277h-2236v-657" svg:viewBox="0 0 2237 5278">
          <text:p/>
        </draw:connector>
        <draw:connector draw:style-name="gr13" draw:text-style-name="P2" draw:layer="layout" draw:line-skew="2.461cm" svg:x1="12.398cm" svg:y1="7.656cm" svg:x2="11.409cm" svg:y2="12.281cm" svg:d="M12398 7656v4774h-989v-149" svg:viewBox="0 0 990 4775">
          <text:p/>
        </draw:connector>
        <draw:g>
          <draw:custom-shape draw:style-name="gr14" draw:text-style-name="P4" draw:layer="layout" svg:width="0.462cm" svg:height="0.832cm" svg:x="3.711cm" svg:y="11.71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layout" svg:width="0.047cm" svg:height="0.054cm" draw:transform="rotate (-1.5707963267949) translate (3.799cm 12.448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layout" svg:width="0.047cm" svg:height="0.054cm" draw:transform="rotate (-1.5707963267949) translate (3.799cm 12.31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layout" svg:width="0.046cm" svg:height="0.054cm" draw:transform="rotate (-1.5707963267949) translate (3.801cm 12.17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layout" svg:width="0.047cm" svg:height="0.054cm" draw:transform="rotate (-1.5707963267949) translate (3.801cm 12.0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layout" svg:width="0.046cm" svg:height="0.054cm" draw:transform="rotate (-1.5707963267949) translate (3.803cm 11.902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layout" svg:width="0.046cm" svg:height="0.054cm" draw:transform="rotate (-1.5707963267949) translate (3.803cm 11.7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4" draw:layer="layout" svg:width="0.968cm" svg:height="0.092cm" draw:transform="rotate (1.5707963267949) translate (4.114cm 12.613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604.95356037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" draw:text-style-name="P4" draw:layer="layout" svg:width="0.093cm" svg:height="0.251cm" draw:transform="rotate (-1.5707963267949) translate (4.028cm 12.4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4" draw:layer="layout" svg:width="0.092cm" svg:height="0.251cm" draw:transform="rotate (-1.5707963267949) translate (4.028cm 12.28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4" draw:layer="layout" svg:width="0.093cm" svg:height="0.25cm" draw:transform="rotate (-1.5707963267949) translate (4.051cm 12.15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4" draw:layer="layout" svg:width="0.093cm" svg:height="0.25cm" draw:transform="rotate (-1.5707963267949) translate (4.051cm 12.01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4" draw:layer="layout" svg:width="0.092cm" svg:height="0.25cm" draw:transform="rotate (-1.5707963267949) translate (4.053cm 11.87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4" draw:layer="layout" svg:width="0.092cm" svg:height="0.25cm" draw:transform="rotate (-1.5707963267949) translate (4.053cm 11.743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4" draw:layer="layout" svg:width="0.832cm" svg:height="0.092cm" draw:transform="rotate (-1.5707963267949) translate (4.115cm 11.713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4" draw:text-style-name="P4" draw:layer="layout" svg:width="0.462cm" svg:height="0.832cm" svg:x="16.744cm" svg:y="11.714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5" draw:text-style-name="P5" draw:layer="layout" svg:width="0.047cm" svg:height="0.054cm" draw:transform="rotate (-1.5707963267949) translate (17.172cm 12.449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5" draw:text-style-name="P5" draw:layer="layout" svg:width="0.047cm" svg:height="0.054cm" draw:transform="rotate (-1.5707963267949) translate (17.172cm 12.312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5" draw:text-style-name="P5" draw:layer="layout" svg:width="0.046cm" svg:height="0.054cm" draw:transform="rotate (-1.5707963267949) translate (17.17cm 12.17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5" draw:text-style-name="P5" draw:layer="layout" svg:width="0.047cm" svg:height="0.054cm" draw:transform="rotate (-1.5707963267949) translate (17.17cm 12.041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5" draw:text-style-name="P5" draw:layer="layout" svg:width="0.046cm" svg:height="0.054cm" draw:transform="rotate (-1.5707963267949) translate (17.168cm 11.903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5" draw:text-style-name="P5" draw:layer="layout" svg:width="0.046cm" svg:height="0.054cm" draw:transform="rotate (-1.5707963267949) translate (17.168cm 11.766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6" draw:text-style-name="P4" draw:layer="layout" svg:width="0.968cm" svg:height="0.092cm" draw:transform="rotate (1.5707963267949) translate (16.711cm 12.614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604.95356037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" draw:text-style-name="P4" draw:layer="layout" svg:width="0.093cm" svg:height="0.251cm" draw:transform="rotate (-1.5707963267949) translate (17.121cm 12.426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7" draw:text-style-name="P4" draw:layer="layout" svg:width="0.092cm" svg:height="0.251cm" draw:transform="rotate (-1.5707963267949) translate (17.121cm 12.29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7" draw:text-style-name="P4" draw:layer="layout" svg:width="0.093cm" svg:height="0.25cm" draw:transform="rotate (-1.5707963267949) translate (17.116cm 12.155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7" draw:text-style-name="P4" draw:layer="layout" svg:width="0.093cm" svg:height="0.25cm" draw:transform="rotate (-1.5707963267949) translate (17.116cm 12.01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7" draw:text-style-name="P4" draw:layer="layout" svg:width="0.092cm" svg:height="0.25cm" draw:transform="rotate (-1.5707963267949) translate (17.114cm 11.8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7" draw:text-style-name="P4" draw:layer="layout" svg:width="0.092cm" svg:height="0.25cm" draw:transform="rotate (-1.5707963267949) translate (17.114cm 11.744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8" draw:text-style-name="P4" draw:layer="layout" svg:width="0.832cm" svg:height="0.092cm" draw:transform="rotate (-1.5707963267949) translate (16.894cm 11.714cm)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19" draw:text-style-name="P7" draw:layer="layout" svg:width="1.912cm" svg:height="3.326cm" svg:x="2.136cm" svg:y="15.708cm">
          <draw:text-box>
            <text:p text:style-name="P6">12V</text:p>
            <text:p text:style-name="P6"><text:span text:style-name="T1"><text:s/></text:span></text:p>
            <text:p text:style-name="P6"><text:span text:style-name="T1"><text:s/></text:span></text:p>
            <text:p text:style-name="P6"><text:span text:style-name="T1"><text:s/></text:span></text:p>
            <text:p text:style-name="P6">GND</text:p>
          </draw:text-box>
        </draw:frame>
        <draw:frame draw:style-name="gr20" draw:text-style-name="P8" draw:layer="layout" svg:width="2.725cm" svg:height="1.673cm" svg:x="1.127cm" svg:y="11.541cm">
          <draw:text-box>
            <text:p>Motor B</text:p>
            <text:p>(Left)</text:p>
          </draw:text-box>
        </draw:frame>
        <draw:frame draw:style-name="gr21" draw:text-style-name="P9" draw:layer="layout" svg:width="2.923cm" svg:height="1.673cm" svg:x="17.127cm" svg:y="11.541cm">
          <draw:text-box>
            <text:p><text:span text:style-name="T2">Motor A</text:span></text:p>
            <text:p><text:span text:style-name="T2">(Right)</text:span></text:p>
          </draw:text-box>
        </draw:frame>
        <draw:frame draw:style-name="gr21" draw:text-style-name="P9" draw:layer="layout" svg:width="2.923cm" svg:height="1.673cm" svg:x="18.905cm" svg:y="5.445cm">
          <draw:text-box>
            <text:p><text:span text:style-name="T2">USB</text:span></text:p>
          </draw:text-box>
        </draw:frame>
        <draw:line draw:style-name="gr22" draw:text-style-name="P2" draw:layer="layout" svg:x1="9.89cm" svg:y1="18.907cm" svg:x2="11.541cm" svg:y2="18.907cm">
          <text:p/>
        </draw:line>
        <draw:line draw:style-name="gr23" draw:text-style-name="P2" draw:layer="layout" svg:x1="9.509cm" svg:y1="16.599cm" svg:x2="11.541cm" svg:y2="16.599cm">
          <text:p/>
        </draw:line>
        <draw:connector draw:style-name="gr7" draw:text-style-name="P2" draw:layer="layout" draw:line-skew="3.29cm" svg:x1="9.914cm" svg:y1="12.368cm" svg:x2="4.008cm" svg:y2="18.865cm" svg:d="M9914 12368v6539h-5906v-42" svg:viewBox="0 0 5907 6540">
          <text:p/>
        </draw:connector>
        <draw:line draw:style-name="gr22" draw:text-style-name="P2" draw:layer="layout" svg:x1="10.779cm" svg:y1="5.572cm" svg:x2="10.779cm" svg:y2="5.291cm">
          <text:p/>
        </draw:line>
        <draw:line draw:style-name="gr24" draw:text-style-name="P2" draw:layer="layout" svg:x1="13.954cm" svg:y1="5.572cm" svg:x2="13.954cm" svg:y2="5.064cm">
          <text:p/>
        </draw:line>
        <draw:line draw:style-name="gr25" draw:text-style-name="P2" draw:layer="layout" svg:x1="11.843cm" svg:y1="8.559cm" svg:x2="11.843cm" svg:y2="7.657cm">
          <text:p/>
        </draw:line>
        <draw:line draw:style-name="gr26" draw:text-style-name="P2" draw:layer="layout" svg:x1="11.577cm" svg:y1="8.352cm" svg:x2="11.577cm" svg:y2="7.657cm">
          <text:p/>
        </draw:line>
        <draw:connector draw:style-name="gr8" draw:text-style-name="P2" xml:id="id3" draw:id="id3" draw:layer="layout" draw:line-skew="-1.687cm" svg:x1="15.678cm" svg:y1="4.877cm" svg:x2="12.302cm" svg:y2="5.535cm" svg:d="M15678 4877h-3375v658h-1" svg:viewBox="0 0 3377 659">
          <text:p/>
        </draw:connector>
        <draw:connector draw:style-name="gr7" draw:text-style-name="P2" draw:layer="layout" draw:line-skew="-1.61cm" svg:x1="10.828cm" svg:y1="5.318cm" svg:x2="7.604cm" svg:y2="7.934cm" svg:d="M10828 5318h-3222v2616h-2" svg:viewBox="0 0 3225 2617">
          <text:p/>
        </draw:connector>
        <draw:line draw:style-name="gr26" draw:text-style-name="P2" draw:layer="layout" svg:x1="12.049cm" svg:y1="5.572cm" svg:x2="12.049cm" svg:y2="5.064cm">
          <text:p/>
        </draw:line>
        <draw:connector draw:style-name="gr6" draw:text-style-name="P2" draw:layer="layout" draw:line-skew="-1.687cm" svg:x1="15.425cm" svg:y1="4.533cm" svg:x2="12.049cm" svg:y2="5.191cm" svg:d="M15425 4533h-3375v658h-1" svg:viewBox="0 0 3377 659">
          <text:p/>
        </draw:connector>
        <draw:frame draw:style-name="gr19" draw:text-style-name="P7" draw:layer="layout" svg:width="1.912cm" svg:height="3.326cm" svg:x="17.256cm" svg:y="15.581cm">
          <draw:text-box>
            <text:p text:style-name="P6">5V</text:p>
            <text:p text:style-name="P6"><text:span text:style-name="T1"><text:s/></text:span></text:p>
            <text:p text:style-name="P6"><text:span text:style-name="T1"><text:s/></text:span></text:p>
            <text:p text:style-name="P6"><text:span text:style-name="T1"><text:s/></text:span></text:p>
            <text:p text:style-name="P6">GND</text:p>
          </draw:text-box>
        </draw:frame>
        <draw:connector draw:style-name="gr9" draw:text-style-name="P2" draw:layer="layout" draw:line-skew="3.226cm" svg:x1="25.638cm" svg:y1="14.716cm" svg:x2="22.487cm" svg:y2="17.831cm" svg:d="M25638 14716h1651v3115h-4802" svg:viewBox="0 0 4803 3116">
          <text:p/>
        </draw:connector>
        <draw:frame draw:style-name="gr21" draw:text-style-name="P9" draw:layer="layout" svg:width="2.923cm" svg:height="1.673cm" svg:x="23.858cm" svg:y="16.875cm">
          <draw:text-box>
            <text:p><text:span text:style-name="T2">USB-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9T14:06:13.247836397</meta:creation-date>
    <dc:date>2024-08-08T17:02:56.014320442</dc:date>
    <meta:editing-duration>PT1H18M57S</meta:editing-duration>
    <meta:editing-cycles>16</meta:editing-cycles>
    <meta:generator>LibreOffice/6.4.7.2$Linux_X86_64 LibreOffice_project/40$Build-2</meta:generator>
    <meta:document-statistic meta:object-count="74"/>
  </office:meta>
</office:document-meta>
</file>